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none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7E6E6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E7E6E6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7E6E6"/>
    </style:style>
    <style:style style:name="ce37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E7E6E6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7E6E6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7E6E6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7E6E6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E7E6E6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E7E6E6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2pt solid #000000" fo:background-color="#E7E6E6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2.0226666666667cm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3.2385cm" style:use-optimal-column-width="true"/>
    </style:style>
    <style:style style:name="co7" style:family="table-column">
      <style:table-column-properties fo:break-before="auto" style:column-width="2.30716666666667cm" style:use-optimal-column-width="true"/>
    </style:style>
    <style:style style:name="co8" style:family="table-column">
      <style:table-column-properties fo:break-before="auto" style:column-width="2.09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5" table:number-columns-repeated="16366" table:default-cell-style-name="ce1"/>
        <table:table-row table:style-name="ro1">
          <table: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file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ime:</text:p>
          </table:table-cell>
          <table:table-cell office:value-type="float" office:value="11.860348" table:style-name="ce1">
            <text:p>11,860348</text:p>
          </table:table-cell>
          <table:table-cell table:number-columns-repeated="6" table:style-name="ce1"/>
          <table:table-cell office:value-type="string" table:number-columns-spanned="7" table:number-rows-spanned="1" table:style-name="ce18">
            <text:p>Cluster_test_07</text:p>
          </table:table-cell>
          <table:covered-table-cell table:number-columns-repeated="6"/>
          <table:table-cell table:number-columns-repeated="16366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ime:</text:p>
          </table:table-cell>
          <table:table-cell office:value-type="float" office:value="11.870675" table:style-name="ce1">
            <text:p>11,870675</text:p>
          </table:table-cell>
          <table:table-cell table:number-columns-repeated="6" table:style-name="ce1"/>
          <table:table-cell table:style-name="ce15"/>
          <table:table-cell office:value-type="string" table:number-columns-spanned="3" table:number-rows-spanned="1" table:style-name="ce18">
            <text:p>Cluster</text:p>
          </table:table-cell>
          <table:covered-table-cell table:number-columns-repeated="2"/>
          <table:table-cell office:value-type="string" table:number-columns-spanned="3" table:number-rows-spanned="1" table:style-name="ce18">
            <text:p>Local Machine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ime:</text:p>
          </table:table-cell>
          <table:table-cell office:value-type="float" office:value="11.872643999999999" table:style-name="ce1">
            <text:p>11,87264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file</text:p>
          </table:table-cell>
          <table:table-cell table:number-columns-repeated="2" table:style-name="ce1"/>
          <table:table-cell office:value-type="string" table:style-name="ce28">
            <text:p>#runs</text:p>
          </table:table-cell>
          <table:table-cell office:value-type="string" table:style-name="ce31">
            <text:p>1 wave file</text:p>
          </table:table-cell>
          <table:table-cell office:value-type="string" table:style-name="ce11">
            <text:p>2 wave file</text:p>
          </table:table-cell>
          <table:table-cell office:value-type="string" table:style-name="ce20">
            <text:p>3 wave file</text:p>
          </table:table-cell>
          <table:table-cell office:value-type="string" table:style-name="ce31">
            <text:p>1 wave file</text:p>
          </table:table-cell>
          <table:table-cell office:value-type="string" table:style-name="ce11">
            <text:p>2 wave file</text:p>
          </table:table-cell>
          <table:table-cell office:value-type="string" table:style-name="ce12">
            <text:p>3 wave file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Time: 12,031482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1.987873" table:style-name="ce1">
            <text:p>11,987873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4.085868000000001" table:style-name="ce1">
            <text:p>24,085868</text:p>
          </table:table-cell>
          <table:table-cell table:number-columns-repeated="3" table:style-name="ce1"/>
          <table:table-cell office:value-type="float" office:value="1" table:style-name="ce22">
            <text:p>1</text:p>
          </table:table-cell>
          <table:table-cell office:value-type="float" office:value="11.860348" table:style-name="ce24">
            <text:p>11,860348</text:p>
          </table:table-cell>
          <table:table-cell office:value-type="float" office:value="24.085868000000001" table:style-name="ce9">
            <text:p>24,085868</text:p>
          </table:table-cell>
          <table:table-cell office:value-type="float" office:value="35.697923000000003" table:style-name="ce30">
            <text:p>35,697923</text:p>
          </table:table-cell>
          <table:table-cell office:value-type="float" office:value="4.8788539999999996" table:style-name="ce8">
            <text:p>4,878854</text:p>
          </table:table-cell>
          <table:table-cell office:value-type="float" office:value="10.036967000000001" table:style-name="ce30">
            <text:p>10,036967</text:p>
          </table:table-cell>
          <table:table-cell office:value-type="float" office:value="16.393815" table:style-name="ce8">
            <text:p>16,39381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1.991682000000001" table:style-name="ce1">
            <text:p>11,991682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4.840164000000001" table:style-name="ce1">
            <text:p>24,840164</text:p>
          </table:table-cell>
          <table:table-cell table:number-columns-repeated="3" table:style-name="ce1"/>
          <table:table-cell office:value-type="float" office:value="2" table:style-name="ce33">
            <text:p>2</text:p>
          </table:table-cell>
          <table:table-cell office:value-type="float" office:value="11.870675" table:style-name="ce34">
            <text:p>11,870675</text:p>
          </table:table-cell>
          <table:table-cell office:value-type="float" office:value="24.840164000000001" table:style-name="ce35">
            <text:p>24,840164</text:p>
          </table:table-cell>
          <table:table-cell office:value-type="float" office:value="35.708337" table:style-name="ce36">
            <text:p>35,708337</text:p>
          </table:table-cell>
          <table:table-cell office:value-type="float" office:value="4.920388" table:style-name="ce41">
            <text:p>4,920388</text:p>
          </table:table-cell>
          <table:table-cell office:value-type="float" office:value="10.046702" table:style-name="ce36">
            <text:p>10,046702</text:p>
          </table:table-cell>
          <table:table-cell office:value-type="float" office:value="16.599968000000001" table:style-name="ce41">
            <text:p>16,599968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2.019996000000001" table:style-name="ce1">
            <text:p>12,019996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4.018571000000001" table:style-name="ce1">
            <text:p>24,018571</text:p>
          </table:table-cell>
          <table:table-cell table:number-columns-repeated="3" table:style-name="ce1"/>
          <table:table-cell office:value-type="float" office:value="3" table:style-name="ce23">
            <text:p>3</text:p>
          </table:table-cell>
          <table:table-cell office:value-type="float" office:value="11.872643999999999" table:style-name="ce5">
            <text:p>11,872644</text:p>
          </table:table-cell>
          <table:table-cell office:value-type="float" office:value="24.018571000000001" table:style-name="ce4">
            <text:p>24,018571</text:p>
          </table:table-cell>
          <table:table-cell office:value-type="float" office:value="35.769626000000002" table:style-name="ce6">
            <text:p>35,769626</text:p>
          </table:table-cell>
          <table:table-cell office:value-type="float" office:value="4.9413970000000003" table:style-name="ce7">
            <text:p>4,941397</text:p>
          </table:table-cell>
          <table:table-cell office:value-type="float" office:value="10.063478" table:style-name="ce6">
            <text:p>10,063478</text:p>
          </table:table-cell>
          <table:table-cell office:value-type="float" office:value="16.630718999999999" table:style-name="ce7">
            <text:p>16,630719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ime:</text:p>
          </table:table-cell>
          <table:table-cell office:value-type="float" office:value="12.031482" table:style-name="ce1">
            <text:p>12,031482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4.160420999999999" table:style-name="ce1">
            <text:p>24,160421</text:p>
          </table:table-cell>
          <table:table-cell table:number-columns-repeated="3" table:style-name="ce1"/>
          <table:table-cell office:value-type="float" office:value="4" table:style-name="ce33">
            <text:p>4</text:p>
          </table:table-cell>
          <table:table-cell office:value-type="float" office:value="11.987873" table:style-name="ce34">
            <text:p>11,987873</text:p>
          </table:table-cell>
          <table:table-cell office:value-type="float" office:value="24.160420999999999" table:style-name="ce35">
            <text:p>24,160421</text:p>
          </table:table-cell>
          <table:table-cell office:value-type="float" office:value="35.780639000000001" table:style-name="ce36">
            <text:p>35,780639</text:p>
          </table:table-cell>
          <table:table-cell office:value-type="float" office:value="5.0103220000000004" table:style-name="ce41">
            <text:p>5,010322</text:p>
          </table:table-cell>
          <table:table-cell office:value-type="float" office:value="10.084389" table:style-name="ce36">
            <text:p>10,084389</text:p>
          </table:table-cell>
          <table:table-cell office:value-type="float" office:value="16.631056999999998" table:style-name="ce41">
            <text:p>16,63105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Time: 11,987873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2.034881" table:style-name="ce1">
            <text:p>12,034881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4.840164000000001" table:style-name="ce1">
            <text:p>24,840164</text:p>
          </table:table-cell>
          <table:table-cell table:number-columns-repeated="3" table:style-name="ce1"/>
          <table:table-cell office:value-type="float" office:value="5" table:style-name="ce23">
            <text:p>5</text:p>
          </table:table-cell>
          <table:table-cell office:value-type="float" office:value="11.991682000000001" table:style-name="ce5">
            <text:p>11,991682</text:p>
          </table:table-cell>
          <table:table-cell office:value-type="float" office:value="24.840164000000001" table:style-name="ce4">
            <text:p>24,840164</text:p>
          </table:table-cell>
          <table:table-cell office:value-type="float" office:value="35.816327999999999" table:style-name="ce6">
            <text:p>35,816328</text:p>
          </table:table-cell>
          <table:table-cell office:value-type="float" office:value="5.0423479999999996" table:style-name="ce7">
            <text:p>5,042348</text:p>
          </table:table-cell>
          <table:table-cell office:value-type="float" office:value="10.171656" table:style-name="ce6">
            <text:p>10,171656</text:p>
          </table:table-cell>
          <table:table-cell office:value-type="float" office:value="16.639078999999999" table:style-name="ce7">
            <text:p>16,639079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2.091996999999999" table:style-name="ce1">
            <text:p>12,091997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3.884022999999999" table:style-name="ce1">
            <text:p>23,884023</text:p>
          </table:table-cell>
          <table:table-cell table:number-columns-repeated="3" table:style-name="ce1"/>
          <table:table-cell office:value-type="float" office:value="6" table:style-name="ce33">
            <text:p>6</text:p>
          </table:table-cell>
          <table:table-cell office:value-type="float" office:value="12.019996000000001" table:style-name="ce34">
            <text:p>12,019996</text:p>
          </table:table-cell>
          <table:table-cell office:value-type="float" office:value="23.884022999999999" table:style-name="ce35">
            <text:p>23,884023</text:p>
          </table:table-cell>
          <table:table-cell office:value-type="float" office:value="35.952182000000001" table:style-name="ce36">
            <text:p>35,952182</text:p>
          </table:table-cell>
          <table:table-cell office:value-type="float" office:value="5.0751840000000001" table:style-name="ce41">
            <text:p>5,075184</text:p>
          </table:table-cell>
          <table:table-cell office:value-type="float" office:value="10.183222000000001" table:style-name="ce36">
            <text:p>10,183222</text:p>
          </table:table-cell>
          <table:table-cell office:value-type="float" office:value="16.647072999999999" table:style-name="ce41">
            <text:p>16,647073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14.410291000000001" table:style-name="ce1">
            <text:p>14,410291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3.986820000000002" table:style-name="ce1">
            <text:p>23,98682</text:p>
          </table:table-cell>
          <table:table-cell table:number-columns-repeated="3" table:style-name="ce1"/>
          <table:table-cell office:value-type="float" office:value="7" table:style-name="ce23">
            <text:p>7</text:p>
          </table:table-cell>
          <table:table-cell office:value-type="float" office:value="12.031482" table:style-name="ce5">
            <text:p>12,031482</text:p>
          </table:table-cell>
          <table:table-cell office:value-type="float" office:value="23.986820000000002" table:style-name="ce4">
            <text:p>23,98682</text:p>
          </table:table-cell>
          <table:table-cell office:value-type="float" office:value="35.996257999999997" table:style-name="ce6">
            <text:p>35,996258</text:p>
          </table:table-cell>
          <table:table-cell office:value-type="float" office:value="5.1105499999999999" table:style-name="ce7">
            <text:p>5,11055</text:p>
          </table:table-cell>
          <table:table-cell office:value-type="float" office:value="10.203141" table:style-name="ce6">
            <text:p>10,203141</text:p>
          </table:table-cell>
          <table:table-cell office:value-type="float" office:value="16.652567000000001" table:style-name="ce7">
            <text:p>16,65256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^[[A</text:p>
          </table:table-cell>
          <table:table-cell table:number-columns-repeated="4" table:style-name="ce1"/>
          <table:table-cell office:value-type="string" table:style-name="ce1">
            <text:p>Time:</text:p>
          </table:table-cell>
          <table:table-cell office:value-type="float" office:value="24.031690999999999" table:style-name="ce1">
            <text:p>24,031691</text:p>
          </table:table-cell>
          <table:table-cell table:number-columns-repeated="3" table:style-name="ce1"/>
          <table:table-cell office:value-type="float" office:value="8" table:style-name="ce33">
            <text:p>8</text:p>
          </table:table-cell>
          <table:table-cell office:value-type="float" office:value="12.034881" table:style-name="ce34">
            <text:p>12,034881</text:p>
          </table:table-cell>
          <table:table-cell office:value-type="float" office:value="24.031690999999999" table:style-name="ce35">
            <text:p>24,031691</text:p>
          </table:table-cell>
          <table:table-cell office:value-type="float" office:value="36.059167000000002" table:style-name="ce36">
            <text:p>36,059167</text:p>
          </table:table-cell>
          <table:table-cell office:value-type="float" office:value="5.1162879999999999" table:style-name="ce41">
            <text:p>5,116288</text:p>
          </table:table-cell>
          <table:table-cell office:value-type="float" office:value="10.206422999999999" table:style-name="ce36">
            <text:p>10,206423</text:p>
          </table:table-cell>
          <table:table-cell office:value-type="float" office:value="16.660705" table:style-name="ce41">
            <text:p>16,66070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Time: 12,091997</text:p>
          </table:table-cell>
          <table:table-cell table:number-columns-repeated="4" table:style-name="ce1"/>
          <table:table-cell office:value-type="string" table:style-name="ce1">
            <text:p>Time:</text:p>
          </table:table-cell>
          <table:table-cell office:value-type="float" office:value="24.119154000000002" table:style-name="ce1">
            <text:p>24,119154</text:p>
          </table:table-cell>
          <table:table-cell table:number-columns-repeated="3" table:style-name="ce1"/>
          <table:table-cell office:value-type="float" office:value="9" table:style-name="ce23">
            <text:p>9</text:p>
          </table:table-cell>
          <table:table-cell office:value-type="float" office:value="12.091996999999999" table:style-name="ce5">
            <text:p>12,091997</text:p>
          </table:table-cell>
          <table:table-cell office:value-type="float" office:value="24.119154000000002" table:style-name="ce4">
            <text:p>24,119154</text:p>
          </table:table-cell>
          <table:table-cell office:value-type="float" office:value="36.260199" table:style-name="ce6">
            <text:p>36,260199</text:p>
          </table:table-cell>
          <table:table-cell office:value-type="float" office:value="5.1238099999999998" table:style-name="ce7">
            <text:p>5,12381</text:p>
          </table:table-cell>
          <table:table-cell office:value-type="float" office:value="10.20837" table:style-name="ce6">
            <text:p>10,20837</text:p>
          </table:table-cell>
          <table:table-cell office:value-type="float" office:value="16.680819" table:style-name="ce7">
            <text:p>16,680819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Result: 507805 12177,071289</text:p>
          </table:table-cell>
          <table:table-cell table:number-columns-repeated="4" table:style-name="ce1"/>
          <table:table-cell office:value-type="string" table:style-name="ce1">
            <text:p>Time:</text:p>
          </table:table-cell>
          <table:table-cell office:value-type="float" office:value="24.016759" table:style-name="ce1">
            <text:p>24,016759</text:p>
          </table:table-cell>
          <table:table-cell table:number-columns-repeated="3" table:style-name="ce1"/>
          <table:table-cell office:value-type="float" office:value="10" table:style-name="ce37">
            <text:p>10</text:p>
          </table:table-cell>
          <table:table-cell office:value-type="float" office:value="14.410291000000001" table:style-name="ce38">
            <text:p>14,410291</text:p>
          </table:table-cell>
          <table:table-cell office:value-type="float" office:value="24.016759" table:style-name="ce39">
            <text:p>24,016759</text:p>
          </table:table-cell>
          <table:table-cell office:value-type="float" office:value="37.349294" table:style-name="ce40">
            <text:p>37,349294</text:p>
          </table:table-cell>
          <table:table-cell office:value-type="float" office:value="5.1266360000000004" table:style-name="ce42">
            <text:p>5,126636</text:p>
          </table:table-cell>
          <table:table-cell office:value-type="float" office:value="10.214676000000001" table:style-name="ce43">
            <text:p>10,214676</text:p>
          </table:table-cell>
          <table:table-cell office:value-type="float" office:value="16.682485" table:style-name="ce42">
            <text:p>16,68248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9" table:style-name="ce1"/>
          <table:table-cell office:value-type="string" table:style-name="ce10">
            <text:p>Average Time</text:p>
          </table:table-cell>
          <table:table-cell office:value-type="float" office:value="12.217186900000002" table:formula="of:=AVERAGE([.M5:.M14])" table:style-name="ce32">
            <text:p>12,2171869</text:p>
          </table:table-cell>
          <table:table-cell office:value-type="float" office:value="24.198363499999999" table:formula="of:=AVERAGE([.N5:.N14])" table:style-name="ce21">
            <text:p>24,1983635</text:p>
          </table:table-cell>
          <table:table-cell office:value-type="float" office:value="36.038995299999996" table:formula="of:=AVERAGE([.O5:.O14])" table:style-name="ce21">
            <text:p>36,0389953</text:p>
          </table:table-cell>
          <table:table-cell office:value-type="float" office:value="5.0345776999999998" table:formula="of:=AVERAGE([.P5:.P14])" table:style-name="ce25">
            <text:p>5,0345777</text:p>
          </table:table-cell>
          <table:table-cell office:value-type="float" office:value="10.141902399999999" table:formula="of:=AVERAGE([.Q5:.Q14])" table:style-name="ce16">
            <text:p>10,1419024</text:p>
          </table:table-cell>
          <table:table-cell office:value-type="float" office:value="16.621828699999998" table:formula="of:=AVERAGE([.R5:.R14])" table:style-name="ce17">
            <text:p>16,621828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Time: 12,034881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11,870675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11,99168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Time: 14,41029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esult: 507805 12177,071289</text:p>
          </table:table-cell>
          <table:table-cell table:number-columns-repeated="9" table:style-name="ce1"/>
          <table:table-cell office:value-type="string" table:style-name="ce10">
            <text:p>Average Time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11,872644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11,860348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Result: 507805 12177,071289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085868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3">
            <text:p>Time: 24,840164</text:p>
            <text:p/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01857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16042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84016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3,884023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Time: 23,98682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03169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11915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p-g26@node13:~$ ,/energy_storms_omp 1000000 test_07_a1M_p5k_w1 test_07_a1M_p5k_w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me: 24,016759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sult: 507805 12177,071289 400548 23157,615234</text:p>
          </table:table-cell>
          <table:table-cell table:number-columns-repeated="16382"/>
        </table:table-row>
        <table:table-row table:number-rows-repeated="1048495" table:style-name="ro2">
          <table:table-cell table:number-columns-repeated="16384"/>
        </table:table-row>
      </table:table>
      <table:database-ranges>
        <table:database-range table:target-range-address="Sheet1.D4:Sheet1.D8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Renato Oliveira</dc:creator>
    <meta:creation-date>2021-06-06T18:16:52Z</meta:creation-date>
    <dc:date>2021-06-06T18:03:02Z</dc:date>
    <meta:editing-cycles>1</meta:editing-cycles>
    <meta:editing-duration>PT341S</meta:editing-duration>
  </office:meta>
</office:document-meta>
</file>